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9cm" svg:height="3.1cm" svg:x="13.3cm" svg:y="11.4cm">
          <text:p text:style-name="P1">html5/CSS3</text:p>
          <text:p text:style-name="P1">angularJS</text:p>
          <text:p text:style-name="P1">angular-ui-bootstra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3.4cm" svg:x="1cm" svg:y="10.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45cm" svg:height="1.673cm" svg:x="2.7cm" svg:y="11.1cm">
          <draw:text-box>
            <text:p>Flask</text:p>
            <text:p>flask-restful</text:p>
          </draw:text-box>
        </draw:frame>
        <draw:custom-shape draw:style-name="gr1" draw:text-style-name="P1" draw:layer="layout" svg:width="3.2cm" svg:height="1.8cm" svg:x="8.7cm" svg:y="11.6cm">
          <text:p text:style-name="P1">uwsgi</text:p>
          <text:p text:style-name="P1">ngin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8cm" svg:y1="12.482cm" svg:x2="13.291cm" svg:y2="12.5cm">
          <text:p/>
        </draw:line>
        <draw:line draw:style-name="gr4" draw:text-style-name="P1" draw:layer="layout" svg:x1="7.6cm" svg:y1="12.382cm" svg:x2="9.091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ilin Peng</meta:initial-creator>
    <meta:creation-date>2016-04-24T08:57:30.950694661</meta:creation-date>
    <dc:date>2016-04-24T09:01:48.503112948</dc:date>
    <dc:creator>Hailin Peng</dc:creator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